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5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obyčejné" style:font-family-generic="swiss" style:font-pitch="variable"/>
    <style:font-face style:name="Arial3" svg:font-family="Arial" style:font-adornments="tučné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Malgun Gothic" svg:font-family="'Malgun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 style:master-page-name="First_20_Page">
      <style:table-properties style:width="16.54cm" fo:margin-top="0.101cm" fo:margin-bottom="0cm" style:page-number="auto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ulka1.A" style:family="table-column">
      <style:table-column-properties style:column-width="3.298cm"/>
    </style:style>
    <style:style style:name="Tabulka1.B" style:family="table-column">
      <style:table-column-properties style:column-width="0.3cm"/>
    </style:style>
    <style:style style:name="Tabulka1.C" style:family="table-column">
      <style:table-column-properties style:column-width="0.536cm"/>
    </style:style>
    <style:style style:name="Tabulka1.D" style:family="table-column">
      <style:table-column-properties style:column-width="1.378cm"/>
    </style:style>
    <style:style style:name="Tabulka1.E" style:family="table-column">
      <style:table-column-properties style:column-width="3.395cm"/>
    </style:style>
    <style:style style:name="Tabulka1.F" style:family="table-column">
      <style:table-column-properties style:column-width="2.117cm"/>
    </style:style>
    <style:style style:name="Tabulka1.G" style:family="table-column">
      <style:table-column-properties style:column-width="3.175cm"/>
    </style:style>
    <style:style style:name="Tabulka1.H" style:family="table-column">
      <style:table-column-properties style:column-width="2.341cm"/>
    </style:style>
    <style:style style:name="Tabulka1.1" style:family="table-row">
      <style:table-row-properties style:row-height="3cm"/>
    </style:style>
    <style:style style:name="Tabulka1.A1" style:family="table-cell">
      <style:table-cell-properties fo:padding="0cm" fo:border="none"/>
    </style:style>
    <style:style style:name="Tabulka1.2" style:family="table-row">
      <style:table-row-properties style:row-height="0.6cm"/>
    </style:style>
    <style:style style:name="Tabulka1.A2" style:family="table-cell">
      <style:table-cell-properties style:vertical-align="middle" fo:padding="0cm" fo:border="none"/>
    </style:style>
    <style:style style:name="Tabulka1.3" style:family="table-row">
      <style:table-row-properties style:row-height="1cm"/>
    </style:style>
    <style:style style:name="Tabulka1.6" style:family="table-row">
      <style:table-row-properties style:min-row-height="1cm"/>
    </style:style>
    <style:style style:name="Tabulka1.7" style:family="table-row">
      <style:table-row-properties style:row-height="2cm"/>
    </style:style>
    <style:style style:name="Tabulka1.8" style:family="table-row">
      <style:table-row-properties style:min-row-height="3cm"/>
    </style:style>
    <style:style style:name="Tabulka1.10" style:family="table-row">
      <style:table-row-properties style:row-height="1.7cm" fo:background-color="transparent" fo:keep-together="auto">
        <style:background-image/>
      </style:table-row-properties>
    </style:style>
    <style:style style:name="Tabulka1.A10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ulka1.13" style:family="table-row">
      <style:table-row-properties style:row-height="0.6cm" fo:background-color="transparent" fo:keep-together="auto">
        <style:background-image/>
      </style:table-row-properties>
    </style:style>
    <style:style style:name="Tabulka1.14" style:family="table-row">
      <style:table-row-properties style:row-height="0.499cm" fo:background-color="transparent" fo:keep-together="auto">
        <style:background-image/>
      </style:table-row-properties>
    </style:style>
    <style:style style:name="Tabulka1.C14" style:family="table-cell">
      <style:table-cell-properties style:vertical-align="" fo:padding="0cm" fo:border="none"/>
    </style:style>
    <style:style style:name="Tabulka1.16" style:family="table-row">
      <style:table-row-properties style:row-height="0.3cm" fo:background-color="transparent" fo:keep-together="auto">
        <style:background-image/>
      </style:table-row-properties>
    </style:style>
    <style:style style:name="Tabulka1.17" style:family="table-row">
      <style:table-row-properties style:row-height="4.001cm" fo:background-color="transparent" fo:keep-together="auto">
        <style:background-image/>
      </style:table-row-properties>
    </style:style>
    <style:style style:name="Tabulka1.A17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P1" style:family="paragraph" style:parent-style-name="Header_20_left">
      <style:text-properties officeooo:rsid="001639bd" officeooo:paragraph-rsid="001639b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  <style:text-properties officeooo:rsid="001639bd" officeooo:paragraph-rsid="001639bd"/>
    </style:style>
    <style:style style:name="P4" style:family="paragraph" style:parent-style-name="Table_20_Contents">
      <style:text-properties fo:font-variant="small-caps" style:font-name="Arial" fo:font-size="10pt" officeooo:rsid="00190f19" officeooo:paragraph-rsid="00190f19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variant="small-caps" style:font-name="Arial" officeooo:rsid="00190f19" officeooo:paragraph-rsid="00190f19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paragraph-properties fo:text-align="center" style:justify-single-word="false"/>
      <style:text-properties style:font-name="Arial"/>
    </style:style>
    <style:style style:name="P8" style:family="paragraph" style:parent-style-name="Table_20_Contents">
      <style:text-properties style:font-name="Arial" fo:font-size="10pt" style:font-size-asian="10pt" style:font-size-complex="10pt"/>
    </style:style>
    <style:style style:name="P9" style:family="paragraph" style:parent-style-name="Table_20_Contents">
      <style:text-properties style:font-name="Arial" fo:font-size="10pt" officeooo:rsid="001b1841" officeooo:paragraph-rsid="001b1841" style:font-size-asian="10pt" style:font-size-complex="10pt"/>
    </style:style>
    <style:style style:name="P10" style:family="paragraph" style:parent-style-name="Table_20_Contents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style:font-name="Arial" fo:font-size="14pt" fo:font-weight="bold" officeooo:rsid="00267515" officeooo:paragraph-rsid="00267515" style:font-size-asian="14pt" style:font-weight-asian="bold" style:font-size-complex="14pt" style:font-weight-complex="bold"/>
    </style:style>
    <style:style style:name="P12" style:family="paragraph" style:parent-style-name="Table_20_Contents">
      <style:text-properties style:font-name="Arial" fo:font-weight="bold" style:font-weight-asian="bold" style:font-weight-complex="bold"/>
    </style:style>
    <style:style style:name="P13" style:family="paragraph" style:parent-style-name="Table_20_Contents">
      <style:text-properties style:font-name="Arial" fo:font-weight="bold" officeooo:rsid="001b1841" officeooo:paragraph-rsid="001b1841" style:font-weight-asian="bold" style:font-weight-complex="bold"/>
    </style:style>
    <style:style style:name="P14" style:family="paragraph" style:parent-style-name="Table_20_Contents">
      <style:text-properties style:font-name="Arial" fo:font-weight="bold" officeooo:rsid="002a516a" officeooo:paragraph-rsid="002a516a" style:font-weight-asian="bold" style:font-weight-complex="bold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Contents_20_1">
      <style:text-properties officeooo:rsid="00267515" officeooo:paragraph-rsid="00267515"/>
    </style:style>
    <style:style style:name="P17" style:family="paragraph" style:parent-style-name="Titul_5f_Normal">
      <style:text-properties fo:font-variant="small-caps" style:font-name="Arial" fo:font-size="10pt" officeooo:rsid="00190f19" style:font-name-asian="Malgun Gothic" style:font-size-asian="10pt" style:language-asian="ko" style:country-asian="KR" style:font-size-complex="10pt"/>
    </style:style>
    <style:style style:name="P18" style:family="paragraph" style:parent-style-name="Titul_5f_Normal">
      <style:paragraph-properties fo:text-align="center" style:justify-single-word="false"/>
      <style:text-properties fo:font-variant="small-caps" style:font-name="Arial" fo:font-size="10pt" officeooo:rsid="001c920b" officeooo:paragraph-rsid="001c920b" style:font-name-asian="Malgun Gothic" style:font-size-asian="10pt" style:language-asian="ko" style:country-asian="KR" style:font-size-complex="10pt"/>
    </style:style>
    <style:style style:name="P19" style:family="paragraph" style:parent-style-name="Titul_5f_Normal">
      <style:paragraph-properties fo:margin-top="0cm" fo:margin-bottom="0.3cm" loext:contextual-spacing="false" fo:text-align="center" style:justify-single-word="false"/>
      <style:text-properties fo:font-variant="small-caps" style:font-name="Arial" fo:font-size="12pt" fo:font-weight="bold" officeooo:rsid="001e5db0" officeooo:paragraph-rsid="001e5db0" style:font-name-asian="Malgun Gothic" style:font-size-asian="10.5pt" style:language-asian="ko" style:country-asian="KR" style:font-weight-asian="bold" style:font-size-complex="12pt" style:font-weight-complex="bold"/>
    </style:style>
    <style:style style:name="P20" style:family="paragraph" style:parent-style-name="Titul_5f_Normal">
      <style:paragraph-properties fo:margin-top="0cm" fo:margin-bottom="0.3cm" loext:contextual-spacing="false" fo:text-align="center" style:justify-single-word="false"/>
      <style:text-properties fo:font-variant="small-caps" style:font-name="Arial" fo:font-size="10pt" officeooo:rsid="00190f19" style:font-name-asian="Malgun Gothic" style:font-size-asian="10pt" style:language-asian="ko" style:country-asian="KR" style:font-size-complex="10pt"/>
    </style:style>
    <style:style style:name="P21" style:family="paragraph" style:parent-style-name="Titul_5f_Normal">
      <style:paragraph-properties fo:margin-top="0cm" fo:margin-bottom="0.3cm" loext:contextual-spacing="false" fo:text-align="center" style:justify-single-word="false"/>
      <style:text-properties fo:font-variant="small-caps" style:font-name="Arial" fo:font-size="80pt" fo:font-weight="bold" officeooo:rsid="001e5db0" officeooo:paragraph-rsid="001e5db0" style:font-name-asian="Malgun Gothic" style:font-size-asian="80pt" style:language-asian="ko" style:country-asian="KR" style:font-weight-asian="bold" style:font-size-complex="80pt" style:font-weight-complex="bold"/>
    </style:style>
    <style:style style:name="P22" style:family="paragraph" style:parent-style-name="First_20_line_20_indent">
      <style:text-properties officeooo:rsid="002a516a" officeooo:paragraph-rsid="0038d887"/>
    </style:style>
    <style:style style:name="P23" style:family="paragraph" style:parent-style-name="Contents_20_Heading">
      <style:text-properties officeooo:rsid="00267515" officeooo:paragraph-rsid="00267515"/>
    </style:style>
    <style:style style:name="P24" style:family="paragraph" style:parent-style-name="Contents_20_Heading">
      <style:paragraph-properties fo:break-before="page"/>
      <style:text-properties officeooo:rsid="00267515" officeooo:paragraph-rsid="00267515"/>
    </style:style>
    <style:style style:name="P25" style:family="paragraph" style:parent-style-name="Contents_20_3">
      <style:paragraph-properties>
        <style:tab-stops>
          <style:tab-stop style:position="16.004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27" style:family="paragraph" style:parent-style-name="First_20_line_20_indent">
      <style:text-properties officeooo:rsid="00d94fa2" officeooo:paragraph-rsid="00d94fa2"/>
    </style:style>
    <style:style style:name="P28" style:family="paragraph" style:parent-style-name="First_20_line_20_indent">
      <style:text-properties officeooo:rsid="00d9fc92" officeooo:paragraph-rsid="00d9fc92"/>
    </style:style>
    <style:style style:name="P29" style:family="paragraph" style:parent-style-name="First_20_line_20_indent">
      <style:text-properties officeooo:rsid="00db73ff" officeooo:paragraph-rsid="00db73ff"/>
    </style:style>
    <style:style style:name="P30" style:family="paragraph" style:parent-style-name="First_20_line_20_indent">
      <style:text-properties officeooo:rsid="00db9cbd" officeooo:paragraph-rsid="00db9cbd"/>
    </style:style>
    <style:style style:name="P31" style:family="paragraph" style:parent-style-name="First_20_line_20_indent">
      <style:text-properties officeooo:rsid="00d4b33b" officeooo:paragraph-rsid="00d4b33b" fo:background-color="transparent"/>
    </style:style>
    <style:style style:name="P32" style:family="paragraph" style:parent-style-name="First_20_line_20_indent">
      <style:text-properties officeooo:rsid="00d94fa2" officeooo:paragraph-rsid="00d94fa2" fo:background-color="transparent"/>
    </style:style>
    <style:style style:name="P33" style:family="paragraph" style:parent-style-name="First_20_line_20_indent">
      <style:text-properties officeooo:paragraph-rsid="00d7f4b0" fo:background-color="transparent"/>
    </style:style>
    <style:style style:name="P34" style:family="paragraph" style:parent-style-name="First_20_line_20_indent">
      <style:text-properties officeooo:rsid="00dc426f" officeooo:paragraph-rsid="00dc426f"/>
    </style:style>
    <style:style style:name="P35" style:family="paragraph" style:parent-style-name="Heading_20_3">
      <style:text-properties officeooo:rsid="00db73ff" officeooo:paragraph-rsid="00db73ff"/>
    </style:style>
    <style:style style:name="P36" style:family="paragraph" style:parent-style-name="Heading_20_3">
      <style:text-properties officeooo:rsid="00db9cbd" officeooo:paragraph-rsid="00db9cbd"/>
    </style:style>
    <style:style style:name="P37" style:family="paragraph" style:parent-style-name="Contents_20_1">
      <style:text-properties officeooo:rsid="00a4b50b" officeooo:paragraph-rsid="00267515"/>
    </style:style>
    <style:style style:name="P38" style:family="paragraph" style:parent-style-name="Contents_20_1">
      <style:text-properties officeooo:rsid="00d2f5f0" officeooo:paragraph-rsid="00d2f5f0"/>
    </style:style>
    <style:style style:name="P39" style:family="paragraph" style:parent-style-name="Contents_20_1">
      <style:text-properties officeooo:rsid="00d4b33b" officeooo:paragraph-rsid="00d4b33b"/>
    </style:style>
    <style:style style:name="P40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41" style:family="paragraph" style:parent-style-name="Heading_20_2">
      <style:text-properties officeooo:rsid="00d4b33b" officeooo:paragraph-rsid="00d4b33b"/>
    </style:style>
    <style:style style:name="P42" style:family="paragraph" style:parent-style-name="Heading_20_2">
      <style:text-properties officeooo:rsid="00d68cd5" officeooo:paragraph-rsid="00d68cd5"/>
    </style:style>
    <style:style style:name="P43" style:family="paragraph" style:parent-style-name="Heading_20_2">
      <style:text-properties officeooo:paragraph-rsid="00d4b33b"/>
    </style:style>
    <style:style style:name="P44" style:family="paragraph" style:parent-style-name="Heading_20_2">
      <style:text-properties officeooo:paragraph-rsid="00d68cd5"/>
    </style:style>
    <style:style style:name="P45" style:family="paragraph" style:parent-style-name="Heading_20_2">
      <style:text-properties officeooo:rsid="00d6c7a8" officeooo:paragraph-rsid="00d6c7a8"/>
    </style:style>
    <style:style style:name="P46" style:family="paragraph" style:parent-style-name="Heading_20_2">
      <style:text-properties officeooo:rsid="00d9fc92" officeooo:paragraph-rsid="00d9fc92"/>
    </style:style>
    <style:style style:name="P47" style:family="paragraph" style:parent-style-name="Heading_20_2">
      <style:text-properties officeooo:rsid="00dc426f" officeooo:paragraph-rsid="00dc426f"/>
    </style:style>
    <style:style style:name="P48" style:family="paragraph" style:parent-style-name="Heading_20_1">
      <style:text-properties officeooo:paragraph-rsid="00d68cd5"/>
    </style:style>
    <style:style style:name="P49" style:family="paragraph" style:parent-style-name="Heading_20_1">
      <style:text-properties officeooo:rsid="00d6c7a8" officeooo:paragraph-rsid="00d6c7a8"/>
    </style:style>
    <style:style style:name="P50" style:family="paragraph" style:parent-style-name="Heading_20_1">
      <style:text-properties officeooo:paragraph-rsid="00d7f4b0"/>
    </style:style>
    <style:style style:name="P51" style:family="paragraph" style:parent-style-name="Heading_20_1">
      <style:text-properties officeooo:rsid="00d7f4b0" officeooo:paragraph-rsid="00d7f4b0"/>
    </style:style>
    <style:style style:name="P52" style:family="paragraph" style:parent-style-name="Heading_20_1" style:master-page-name="Standard">
      <style:paragraph-properties style:page-number="auto"/>
      <style:text-properties officeooo:rsid="002a516a" officeooo:paragraph-rsid="002a516a"/>
    </style:style>
    <style:style style:name="P53" style:family="paragraph" style:parent-style-name="Table_20_Contents">
      <style:text-properties style:font-name="Arial" fo:font-size="14pt" fo:font-weight="bold" officeooo:rsid="00d2f5f0" officeooo:paragraph-rsid="00d2f5f0" style:font-size-asian="14pt" style:font-weight-asian="bold" style:font-size-complex="14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text-transform="uppercase" style:font-name="Arial" fo:font-size="28pt" fo:font-weight="bold" officeooo:rsid="00dc426f" officeooo:paragraph-rsid="00dc426f" style:font-size-asian="28pt" style:font-weight-asian="bold" style:font-size-complex="28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text-transform="uppercase" style:font-name="Arial" fo:font-size="15pt" fo:font-weight="bold" officeooo:rsid="00d2f5f0" officeooo:paragraph-rsid="00d2f5f0" style:font-size-asian="13.1000003814697pt" style:font-weight-asian="bold" style:font-size-complex="15pt" style:font-weight-complex="bold"/>
    </style:style>
    <style:style style:name="P56" style:family="paragraph" style:parent-style-name="Table_20_Contents">
      <style:text-properties fo:font-variant="small-caps" style:font-name="Arial" fo:font-size="10pt" officeooo:rsid="00dc426f" officeooo:paragraph-rsid="00dc426f" style:font-size-asian="10pt" style:font-size-complex="10pt"/>
    </style:style>
    <style:style style:name="T1" style:family="text">
      <style:text-properties officeooo:rsid="00d4b33b"/>
    </style:style>
    <style:style style:name="T2" style:family="text">
      <style:text-properties officeooo:rsid="00d68cd5"/>
    </style:style>
    <style:style style:name="T3" style:family="text">
      <style:text-properties officeooo:rsid="00d7f4b0"/>
    </style:style>
    <style:style style:name="T4" style:family="text">
      <style:text-properties officeooo:rsid="00db73ff"/>
    </style:style>
    <style:style style:name="T5" style:family="text">
      <style:text-properties officeooo:rsid="00db9cbd"/>
    </style:style>
    <style:style style:name="T6" style:family="text">
      <style:text-properties officeooo:rsid="00dc426f"/>
    </style:style>
    <style:style style:name="T7" style:family="text">
      <style:text-properties officeooo:rsid="00dd8fe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column table:style-name="Tabulka1.G"/>
        <table:table-column table:style-name="Tabulka1.H"/>
        <table:table-row table:style-name="Tabulka1.1">
          <table:table-cell table:style-name="Tabulka1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ulka1.A1" table:number-columns-spanned="2" office:value-type="string">
            <text:p text:style-name="P6"/>
          </table:table-cell>
          <table:covered-table-cell/>
          <table:table-cell table:style-name="Tabulka1.A1" table:number-columns-spanned="2" office:value-type="string">
            <text:p text:style-name="P6"/>
          </table:table-cell>
          <table:covered-table-cell/>
        </table:table-row>
        <table:table-row table:style-name="Tabulka1.2">
          <table:table-cell table:style-name="Tabulka1.A2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1" office:value-type="string">
            <text:p text:style-name="P56">Evidenční číslo</text:p>
          </table:table-cell>
          <table:table-cell table:style-name="Tabulka1.A1" office:value-type="string">
            <text:p text:style-name="P8">:</text:p>
          </table:table-cell>
          <table:table-cell table:style-name="Tabulka1.A1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1" office:value-type="string">
            <text:p text:style-name="P56"><text:span text:style-name="T7">Číslo r</text:span>evize</text:p>
          </table:table-cell>
          <table:table-cell table:style-name="Tabulka1.A1" office:value-type="string">
            <text:p text:style-name="P8">:</text:p>
          </table:table-cell>
          <table:table-cell table:style-name="Tabulka1.A1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1" office:value-type="string">
            <text:p text:style-name="P4"/>
          </table:table-cell>
          <table:table-cell table:style-name="Tabulka1.A1" office:value-type="string">
            <text:p text:style-name="P8"/>
          </table:table-cell>
          <table:table-cell table:style-name="Tabulka1.A1" table:number-columns-spanned="6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6">
          <table:table-cell table:style-name="Tabulka1.A2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7">
          <table:table-cell table:style-name="Tabulka1.A2" table:number-columns-spanned="8" office:value-type="string">
            <text:p text:style-name="P54">Metodik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8">
          <table:table-cell table:style-name="Tabulka1.A2" table:number-columns-spanned="8" office:value-type="string">
            <text:p text:style-name="P55">plnicí stanice stlačeného vodíku<text:line-break/>pro motorová vozidl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2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1.10">
          <table:table-cell table:style-name="Tabulka1.A10" office:value-type="string">
            <text:p text:style-name="P17"/>
          </table:table-cell>
          <table:table-cell table:style-name="Tabulka1.A10" office:value-type="string">
            <text:p text:style-name="P17"/>
          </table:table-cell>
          <table:table-cell table:style-name="Tabulka1.A1" table:number-columns-spanned="6" office:value-type="string">
            <text:p text:style-name="P15"/>
            <text:p text:style-name="P12"/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10">
          <table:table-cell table:style-name="Tabulka1.A10" office:value-type="string">
            <text:p text:style-name="P17"/>
          </table:table-cell>
          <table:table-cell table:style-name="Tabulka1.A10" office:value-type="string">
            <text:p text:style-name="P17"/>
          </table:table-cell>
          <table:table-cell table:style-name="Tabulka1.A1" table:number-columns-spanned="6" office:value-type="string">
            <text:p text:style-name="P15"/>
            <text:p text:style-name="Table_20_Contents"/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10">
          <table:table-cell table:style-name="Tabulka1.A10" office:value-type="string">
            <text:p text:style-name="P17"/>
          </table:table-cell>
          <table:table-cell table:style-name="Tabulka1.A10" office:value-type="string">
            <text:p text:style-name="P17"/>
          </table:table-cell>
          <table:table-cell table:style-name="Tabulka1.A1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13">
          <table:table-cell table:style-name="Tabulka1.A10" table:number-rows-spanned="2" office:value-type="string">
            <text:p text:style-name="P17"/>
          </table:table-cell>
          <table:table-cell table:style-name="Tabulka1.A10" table:number-rows-spanned="2" office:value-type="string">
            <text:p text:style-name="P17"/>
          </table:table-cell>
          <table:table-cell table:style-name="Tabulka1.A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14">
          <table:covered-table-cell/>
          <table:covered-table-cell/>
          <table:table-cell table:style-name="Tabulka1.C14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10">
          <table:table-cell table:style-name="Tabulka1.A10" office:value-type="string">
            <text:p text:style-name="P17"/>
          </table:table-cell>
          <table:table-cell table:style-name="Tabulka1.A10" office:value-type="string">
            <text:p text:style-name="P17"/>
          </table:table-cell>
          <table:table-cell table:style-name="Tabulka1.A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16">
          <table:table-cell table:style-name="Tabulka1.A10" office:value-type="string">
            <text:p text:style-name="P17"/>
          </table:table-cell>
          <table:table-cell table:style-name="Tabulka1.A10" office:value-type="string">
            <text:p text:style-name="P17"/>
          </table:table-cell>
          <table:table-cell table:style-name="Tabulka1.A1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17">
          <table:table-cell table:style-name="Tabulka1.A17" table:number-columns-spanned="3" office:value-type="string">
            <text:p text:style-name="P19"><text:span text:style-name="T7">06</text:span>.<text:span text:style-name="T7">10</text:span>.2017</text:p>
          </table:table-cell>
          <table:covered-table-cell/>
          <table:covered-table-cell/>
          <table:table-cell table:style-name="Tabulka1.A17" table:number-columns-spanned="2" office:value-type="string">
            <text:p text:style-name="P20"/>
          </table:table-cell>
          <table:covered-table-cell/>
          <table:table-cell table:style-name="Tabulka1.A17" table:number-columns-spanned="2" office:value-type="string">
            <text:p text:style-name="P20"/>
          </table:table-cell>
          <table:covered-table-cell/>
          <table:table-cell table:style-name="Tabulka1.A17" office:value-type="string">
            <text:p text:style-name="P21"/>
          </table:table-cell>
        </table:table-row>
        <table:table-row table:style-name="Tabulka1.14">
          <table:table-cell table:style-name="Tabulka1.A10" table:number-columns-spanned="3" office:value-type="string">
            <text:p text:style-name="P18">Datum</text:p>
          </table:table-cell>
          <table:covered-table-cell/>
          <table:covered-table-cell/>
          <table:table-cell table:style-name="Tabulka1.A10" table:number-columns-spanned="2" office:value-type="string">
            <text:p text:style-name="P18">Podpis</text:p>
          </table:table-cell>
          <table:covered-table-cell/>
          <table:table-cell table:style-name="Tabulka1.A10" table:number-columns-spanned="2" office:value-type="string">
            <text:p text:style-name="P18"/>
          </table:table-cell>
          <table:covered-table-cell/>
          <table:table-cell table:style-name="Tabulka1.A10" office:value-type="string">
            <text:p text:style-name="P18">Číslo pare</text:p>
          </table:table-cell>
        </table:table-row>
      </table:table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<text:soft-page-break/>Obsah</text:p>
          </text:index-title>
          <text:p text:style-name="P40"><text:a xlink:type="simple" xlink:href="#__RefHeading___Toc2409_2335208622" text:style-name="Index_20_Link" text:visited-style-name="Index_20_Link">1 Úvod<text:tab/>4</text:a></text:p>
          <text:p text:style-name="P26"><text:a xlink:type="simple" xlink:href="#__RefHeading___Toc1737_828034436" text:style-name="Index_20_Link" text:visited-style-name="Index_20_Link">1.1 Vodíková mobilita<text:tab/>4</text:a></text:p>
          <text:p text:style-name="P26"><text:a xlink:type="simple" xlink:href="#__RefHeading___Toc1739_828034436" text:style-name="Index_20_Link" text:visited-style-name="Index_20_Link">1.2 Účel a určení metodiky<text:tab/>4</text:a></text:p>
          <text:p text:style-name="P40"><text:a xlink:type="simple" xlink:href="#__RefHeading___Toc1741_828034436" text:style-name="Index_20_Link" text:visited-style-name="Index_20_Link">2 Názvosloví<text:tab/>4</text:a></text:p>
          <text:p text:style-name="P40"><text:a xlink:type="simple" xlink:href="#__RefHeading___Toc1743_828034436" text:style-name="Index_20_Link" text:visited-style-name="Index_20_Link">3 Všeobecně<text:tab/>4</text:a></text:p>
          <text:p text:style-name="P40"><text:a xlink:type="simple" xlink:href="#__RefHeading___Toc2363_2335208622" text:style-name="Index_20_Link" text:visited-style-name="Index_20_Link">4 Projektová příprava plnicí stanice<text:tab/>4</text:a></text:p>
          <text:p text:style-name="P26"><text:a xlink:type="simple" xlink:href="#__RefHeading___Toc1815_828034436" text:style-name="Index_20_Link" text:visited-style-name="Index_20_Link">4.1 Obecně<text:tab/>4</text:a></text:p>
          <text:p text:style-name="P26"><text:a xlink:type="simple" xlink:href="#__RefHeading___Toc1745_828034436" text:style-name="Index_20_Link" text:visited-style-name="Index_20_Link">4.2 Kategorizace zařízení<text:tab/>4</text:a></text:p>
          <text:p text:style-name="P26"><text:a xlink:type="simple" xlink:href="#__RefHeading___Toc1747_828034436" text:style-name="Index_20_Link" text:visited-style-name="Index_20_Link">4.3 Odborná způsobilost<text:tab/>5</text:a></text:p>
          <text:p text:style-name="P26"><text:a xlink:type="simple" xlink:href="#__RefHeading___Toc2365_2335208622" text:style-name="Index_20_Link" text:visited-style-name="Index_20_Link">4.4 Stavební zákon a související předpisy<text:tab/>5</text:a></text:p>
          <text:p text:style-name="P26"><text:a xlink:type="simple" xlink:href="#__RefHeading___Toc1817_828034436" text:style-name="Index_20_Link" text:visited-style-name="Index_20_Link">4.5 Požárně-bezpečnostní řešení stavby<text:tab/>5</text:a></text:p>
          <text:p text:style-name="P26"><text:a xlink:type="simple" xlink:href="#__RefHeading___Toc685_955209522" text:style-name="Index_20_Link" text:visited-style-name="Index_20_Link">4.6 Dimenzování výkonu plnicí stanice<text:tab/>5</text:a></text:p>
          <text:p text:style-name="P26"><text:a xlink:type="simple" xlink:href="#__RefHeading___Toc687_955209522" text:style-name="Index_20_Link" text:visited-style-name="Index_20_Link">4.7 Technické požadavky<text:tab/>5</text:a></text:p>
          <text:p text:style-name="P25"><text:a xlink:type="simple" xlink:href="#__RefHeading___Toc1819_828034436" text:style-name="Index_20_Link" text:visited-style-name="Index_20_Link">4.7.1 Všeobecně<text:tab/>5</text:a></text:p>
          <text:p text:style-name="P25"><text:a xlink:type="simple" xlink:href="#__RefHeading___Toc1821_828034436" text:style-name="Index_20_Link" text:visited-style-name="Index_20_Link">4.7.2 Zdrojový zásobník<text:tab/>5</text:a></text:p>
          <text:p text:style-name="P25"><text:a xlink:type="simple" xlink:href="#__RefHeading___Toc1823_828034436" text:style-name="Index_20_Link" text:visited-style-name="Index_20_Link">4.7.3 Kompresor<text:tab/>5</text:a></text:p>
          <text:p text:style-name="P25"><text:a xlink:type="simple" xlink:href="#__RefHeading___Toc1825_828034436" text:style-name="Index_20_Link" text:visited-style-name="Index_20_Link">4.7.4 Zásobní nádrž<text:tab/>5</text:a></text:p>
          <text:p text:style-name="P25"><text:a xlink:type="simple" xlink:href="#__RefHeading___Toc1827_828034436" text:style-name="Index_20_Link" text:visited-style-name="Index_20_Link">4.7.5 Výdejní zařízení<text:tab/>6</text:a></text:p>
          <text:p text:style-name="P25"><text:a xlink:type="simple" xlink:href="#__RefHeading___Toc1829_828034436" text:style-name="Index_20_Link" text:visited-style-name="Index_20_Link">4.7.6 Potrubní rozvody<text:tab/>6</text:a></text:p>
          <text:p text:style-name="P40"><text:a xlink:type="simple" xlink:href="#__RefHeading___Toc2562_955209522" text:style-name="Index_20_Link" text:visited-style-name="Index_20_Link">5 Realizace plnicí stanice<text:tab/>6</text:a></text:p>
          <text:p text:style-name="P26"><text:a xlink:type="simple" xlink:href="#__RefHeading___Toc1749_828034436" text:style-name="Index_20_Link" text:visited-style-name="Index_20_Link">5.1 Odborná způsobilost<text:tab/>6</text:a></text:p>
          <text:p text:style-name="P25"><text:a xlink:type="simple" xlink:href="#__RefHeading___Toc1831_828034436" text:style-name="Index_20_Link" text:visited-style-name="Index_20_Link">5.1.1 Odborná způsobilost organizace<text:tab/>6</text:a></text:p>
          <text:p text:style-name="P25"><text:a xlink:type="simple" xlink:href="#__RefHeading___Toc1833_828034436" text:style-name="Index_20_Link" text:visited-style-name="Index_20_Link">5.1.2 Odborná způsobilost montážních pracovníků<text:tab/>6</text:a></text:p>
          <text:p text:style-name="P26"><text:a xlink:type="simple" xlink:href="#__RefHeading___Toc1751_828034436" text:style-name="Index_20_Link" text:visited-style-name="Index_20_Link">5.2 Technické požadavky<text:tab/>6</text:a></text:p>
          <text:p text:style-name="P26"><text:a xlink:type="simple" xlink:href="#__RefHeading___Toc1753_828034436" text:style-name="Index_20_Link" text:visited-style-name="Index_20_Link">5.3 Kontroly a zkoušky<text:tab/>6</text:a></text:p>
          <text:p text:style-name="P26"><text:a xlink:type="simple" xlink:href="#__RefHeading___Toc1835_828034436" text:style-name="Index_20_Link" text:visited-style-name="Index_20_Link">5.4 Uvedení do provozu<text:tab/>6</text:a></text:p>
          <text:p text:style-name="P40"><text:a xlink:type="simple" xlink:href="#__RefHeading___Toc689_955209522" text:style-name="Index_20_Link" text:visited-style-name="Index_20_Link">6 Provoz plnicí stanice<text:tab/>6</text:a></text:p>
          <text:p text:style-name="P26"><text:a xlink:type="simple" xlink:href="#__RefHeading___Toc830_955209522" text:style-name="Index_20_Link" text:visited-style-name="Index_20_Link">6.1 Odborná způsobilost<text:tab/>6</text:a></text:p>
          <text:p text:style-name="P25"><text:a xlink:type="simple" xlink:href="#__RefHeading___Toc1837_828034436" text:style-name="Index_20_Link" text:visited-style-name="Index_20_Link">6.1.1 Odborná způsobilost organizace<text:tab/>6</text:a></text:p>
          <text:p text:style-name="P25"><text:a xlink:type="simple" xlink:href="#__RefHeading___Toc1839_828034436" text:style-name="Index_20_Link" text:visited-style-name="Index_20_Link">6.1.2 Odborná způsobilost obsluhy<text:tab/>7</text:a></text:p>
          <text:p text:style-name="P25"><text:a xlink:type="simple" xlink:href="#__RefHeading___Toc1841_828034436" text:style-name="Index_20_Link" text:visited-style-name="Index_20_Link">6.1.3 Odborná způsobilost pracovníků pro servis a opravy<text:tab/>7</text:a></text:p>
          <text:p text:style-name="P26"><text:a xlink:type="simple" xlink:href="#__RefHeading___Toc1755_828034436" text:style-name="Index_20_Link" text:visited-style-name="Index_20_Link">6.2 Technické požadavky<text:tab/>7</text:a></text:p>
          <text:p text:style-name="P26"><text:a xlink:type="simple" xlink:href="#__RefHeading___Toc832_955209522" text:style-name="Index_20_Link" text:visited-style-name="Index_20_Link">6.3 Kontroly a zkoušky<text:tab/>7</text:a></text:p>
          <text:p text:style-name="P40"><text:a xlink:type="simple" xlink:href="#__RefHeading___Toc840_955209522" text:style-name="Index_20_Link" text:visited-style-name="Index_20_Link">7 Citované a související předpisy<text:tab/>7</text:a></text:p>
          <text:p text:style-name="P26"><text:a xlink:type="simple" xlink:href="#__RefHeading___Toc842_955209522" text:style-name="Index_20_Link" text:visited-style-name="Index_20_Link">7.1 Právní předpisy<text:tab/>7</text:a></text:p>
          <text:p text:style-name="P26"><text:a xlink:type="simple" xlink:href="#__RefHeading___Toc1757_828034436" text:style-name="Index_20_Link" text:visited-style-name="Index_20_Link">7.2 Technické normy<text:tab/>7</text:a></text:p>
          <text:p text:style-name="P26"><text:a xlink:type="simple" xlink:href="#__RefHeading___Toc1759_828034436" text:style-name="Index_20_Link" text:visited-style-name="Index_20_Link">7.3 Technická pravidla<text:tab/>7</text:a></text:p>
          <text:p text:style-name="P26"><text:a xlink:type="simple" xlink:href="#__RefHeading___Toc1761_828034436" text:style-name="Index_20_Link" text:visited-style-name="Index_20_Link">7.4 Ostatní odborné texty<text:tab/>7</text:a></text:p>
        </text:index-body>
      </text:table-of-content>
      <text:p text:style-name="P23"/>
      <text:p text:style-name="P24">Přílohy</text:p>
      <text:p text:style-name="P38">Typické technologické schéma plnicí stanice<text:tab/>příloha 1</text:p>
      <text:p text:style-name="P38">Minimální odstupové vzdálenosti TechZ od ostatních objektů<text:tab/>příloha 2</text:p>
      <text:p text:style-name="P39">Nebezpečné prostory kolem TechZ<text:tab/>příloha 3</text:p>
      <text:p text:style-name="P16"><text:span text:style-name="T1">Základní fyzikální, chemické a fyziologické vlastnosti vodíku<text:tab/>příloha 4</text:span></text:p>
      <text:p text:style-name="P37"/>
      <text:h text:style-name="P52" text:outline-level="1"><text:bookmark-start text:name="__RefHeading___Toc2409_2335208622"/>Úvod<text:bookmark-end text:name="__RefHeading___Toc2409_2335208622"/></text:h>
      <text:h text:style-name="P41" text:outline-level="2"><text:bookmark-start text:name="__RefHeading___Toc1737_828034436"/>Vodíková mobilita<text:bookmark-end text:name="__RefHeading___Toc1737_828034436"/></text:h>
      <text:p text:style-name="P22"><text:span text:style-name="T1">Obecný úvod</text:span></text:p>
      <text:h text:style-name="P41" text:outline-level="2"><text:bookmark-start text:name="__RefHeading___Toc1739_828034436"/>Účel a určení metodiky<text:bookmark-end text:name="__RefHeading___Toc1739_828034436"/></text:h>
      <text:p text:style-name="P27">Tato metodika stanoví podmínky pro projektování, umísťování, realizaci a provoz plnicích stanic stlačeného vodíku pro motorová vozidla.</text:p>
      <text:p text:style-name="P31">Výhody použití metodiky</text:p>
      <text:p text:style-name="P32">Vymezení neplatnosti</text:p>
      <text:p text:style-name="P33"><text:span text:style-name="T1">Odkazy na certifikáty a schválení</text:span></text:p>
      <text:h text:style-name="P50" text:outline-level="1"><text:bookmark-start text:name="__RefHeading___Toc1741_828034436"/>Názvosloví<text:bookmark-end text:name="__RefHeading___Toc1741_828034436"/></text:h>
      <text:h text:style-name="P51" text:outline-level="1"><text:bookmark-start text:name="__RefHeading___Toc1743_828034436"/>Všeobecně<text:bookmark-end text:name="__RefHeading___Toc1743_828034436"/></text:h>
      <text:p text:style-name="P27">V této metodice jsou zapracovány požadavky na bezpečnost práce a požární ochranu, které byly projednány s příslušnými orgány státní správy.</text:p>
      <text:h text:style-name="P50" text:outline-level="1"><text:bookmark-start text:name="__RefHeading___Toc2363_2335208622"/>Projektová příprava <text:span text:style-name="T2">plnicí stanice</text:span><text:bookmark-end text:name="__RefHeading___Toc2363_2335208622"/></text:h>
      <text:h text:style-name="P46" text:outline-level="2"><text:bookmark-start text:name="__RefHeading___Toc1815_828034436"/>Obecně<text:bookmark-end text:name="__RefHeading___Toc1815_828034436"/></text:h>
      <text:p text:style-name="P28">Hlavními částmi plnicí stanice jsou:</text:p>
      <text:h text:style-name="P42" text:outline-level="2"><text:bookmark-start text:name="__RefHeading___Toc1745_828034436"/>Kategorizace zařízení<text:bookmark-end text:name="__RefHeading___Toc1745_828034436"/></text:h>
      <text:p text:style-name="P30">Tlaková zařízení</text:p>
      <text:p text:style-name="P30">Plynová zařízení</text:p>
      <text:p text:style-name="P30">Elektrická zařízení</text:p>
      <text:p text:style-name="P30">Potrubní rozvody</text:p>
      <text:p text:style-name="P30">PED</text:p>
      <text:p text:style-name="P30"><text:soft-page-break/>nějaké další?</text:p>
      <text:h text:style-name="P42" text:outline-level="2"><text:bookmark-start text:name="__RefHeading___Toc1747_828034436"/>Odborná způsobilost<text:bookmark-end text:name="__RefHeading___Toc1747_828034436"/></text:h>
      <text:p text:style-name="P30">Způsobilost projektanta a zpracovatelů jednotlivých částí. Asi nutná konzultace na komoře nebo MMR.</text:p>
      <text:h text:style-name="P41" text:outline-level="2"><text:bookmark-start text:name="__RefHeading___Toc2365_2335208622"/>Stavební zákon a související předpisy<text:bookmark-end text:name="__RefHeading___Toc2365_2335208622"/></text:h>
      <text:p text:style-name="P30">Definice stavby z pohledu stavebního zákona. Doporučený postup ve stavebním /územním řízení. Další doporučení. Asi třeba konzultovat s MMR.</text:p>
      <text:h text:style-name="P46" text:outline-level="2"><text:bookmark-start text:name="__RefHeading___Toc1817_828034436"/>Požárně-bezpečnostní řešení stavby<text:bookmark-end text:name="__RefHeading___Toc1817_828034436"/></text:h>
      <text:p text:style-name="P28">Požárně-bezpečnostní řešení čerpací stanice stlačeného vodíku se řeší podle...</text:p>
      <text:p text:style-name="P29">Klasifikace nebezpečných prostorů se provádí podle…</text:p>
      <text:h text:style-name="P43" text:outline-level="2"><text:bookmark-start text:name="__RefHeading___Toc685_955209522"/><text:span text:style-name="T1">Dimenzování výkonu plnicí stanice</text:span><text:bookmark-end text:name="__RefHeading___Toc685_955209522"/></text:h>
      <text:p text:style-name="P30">Definice předpisů a parametrů pro návrh čerpací stanice. Příklady postupu.</text:p>
      <text:h text:style-name="P41" text:outline-level="2"><text:bookmark-start text:name="__RefHeading___Toc687_955209522"/>Technické požadavky<text:bookmark-end text:name="__RefHeading___Toc687_955209522"/></text:h>
      <text:h text:style-name="P35" text:outline-level="3"><text:bookmark-start text:name="__RefHeading___Toc1819_828034436"/>Všeobecně<text:bookmark-end text:name="__RefHeading___Toc1819_828034436"/></text:h>
      <text:p text:style-name="P29"><text:span text:style-name="T5">Všeobecné požadavky a doporučení na návrh čerpací stanice, které se týkají všech částí bez rozdílu. Např. po</text:span>užité materiály.. <text:span text:style-name="T5">Odstupy</text:span></text:p>
      <text:h text:style-name="Heading_20_3" text:outline-level="3"><text:bookmark-start text:name="__RefHeading___Toc1821_828034436"/>Zdroj<text:span text:style-name="T4">o</text:span>vý zásobník<text:bookmark-end text:name="__RefHeading___Toc1821_828034436"/></text:h>
      <text:p text:style-name="P30">Technické požadavky a doporučení specifické pro danou část.</text:p>
      <text:h text:style-name="P35" text:outline-level="3"><text:bookmark-start text:name="__RefHeading___Toc1823_828034436"/>Kompresor<text:bookmark-end text:name="__RefHeading___Toc1823_828034436"/></text:h>
      <text:p text:style-name="P30">Technické požadavky a doporučení specifické pro danou část.</text:p>
      <text:h text:style-name="P35" text:outline-level="3"><text:bookmark-start text:name="__RefHeading___Toc1825_828034436"/>Zásobní nádrž<text:bookmark-end text:name="__RefHeading___Toc1825_828034436"/></text:h>
      <text:p text:style-name="P30">Technické požadavky a doporučení specifické pro danou část.</text:p>
      <text:h text:style-name="P35" text:outline-level="3"><text:bookmark-start text:name="__RefHeading___Toc1827_828034436"/><text:soft-page-break/>Výdejní zařízení<text:bookmark-end text:name="__RefHeading___Toc1827_828034436"/></text:h>
      <text:p text:style-name="P30">Technické požadavky a doporučení specifické pro danou část.</text:p>
      <text:h text:style-name="P35" text:outline-level="3"><text:bookmark-start text:name="__RefHeading___Toc1829_828034436"/>Potrubní rozvody<text:bookmark-end text:name="__RefHeading___Toc1829_828034436"/></text:h>
      <text:p text:style-name="P30">Technické požadavky a doporučení specifické pro danou část.</text:p>
      <text:h text:style-name="P48" text:outline-level="1"><text:bookmark-start text:name="__RefHeading___Toc2562_955209522"/><text:span text:style-name="T2">Realizace plnicí stanice</text:span><text:bookmark-end text:name="__RefHeading___Toc2562_955209522"/></text:h>
      <text:h text:style-name="P42" text:outline-level="2"><text:bookmark-start text:name="__RefHeading___Toc1749_828034436"/>Odborná způsobilost<text:bookmark-end text:name="__RefHeading___Toc1749_828034436"/></text:h>
      <text:h text:style-name="P36" text:outline-level="3"><text:bookmark-start text:name="__RefHeading___Toc1831_828034436"/>Odborná způsobilost organizace<text:bookmark-end text:name="__RefHeading___Toc1831_828034436"/></text:h>
      <text:p text:style-name="P30">Definice odborné způsobilosti organizace pro provádění stavby. Nejlépe asi z komplexního pohledu, <text:span text:style-name="T6">nejen vyhl. 21(18)/79Sb</text:span>. </text:p>
      <text:h text:style-name="P36" text:outline-level="3"><text:bookmark-start text:name="__RefHeading___Toc1833_828034436"/>Odborná způsobilost montážních pracovníků<text:bookmark-end text:name="__RefHeading___Toc1833_828034436"/></text:h>
      <text:p text:style-name="P34">Obecně (BOZP) i konkrétně (PZ, TZ a EZ, svářeči….)</text:p>
      <text:h text:style-name="P44" text:outline-level="2"><text:bookmark-start text:name="__RefHeading___Toc1751_828034436"/><text:span text:style-name="T2">Technické požadavky</text:span><text:bookmark-end text:name="__RefHeading___Toc1751_828034436"/></text:h>
      <text:p text:style-name="P34">Požadavky na provádění stavby (čistota, teploty, ...)</text:p>
      <text:h text:style-name="P42" text:outline-level="2"><text:bookmark-start text:name="__RefHeading___Toc1753_828034436"/>Kontroly a zkoušky<text:bookmark-end text:name="__RefHeading___Toc1753_828034436"/></text:h>
      <text:p text:style-name="P34">Definice kontrol a zkoušek provedených po montáži.</text:p>
      <text:h text:style-name="P47" text:outline-level="2"><text:bookmark-start text:name="__RefHeading___Toc1835_828034436"/>Uvedení do provozu<text:bookmark-end text:name="__RefHeading___Toc1835_828034436"/></text:h>
      <text:p text:style-name="P34">Podmínky pro uvedení stanice do provozu, zkušební provoz….</text:p>
      <text:h text:style-name="P48" text:outline-level="1"><text:bookmark-start text:name="__RefHeading___Toc689_955209522"/><text:span text:style-name="T2">Provoz plnicí stanice</text:span><text:bookmark-end text:name="__RefHeading___Toc689_955209522"/></text:h>
      <text:h text:style-name="P42" text:outline-level="2"><text:bookmark-start text:name="__RefHeading___Toc830_955209522"/>Odborná způsobilost<text:bookmark-end text:name="__RefHeading___Toc830_955209522"/></text:h>
      <text:h text:style-name="P36" text:outline-level="3"><text:bookmark-start text:name="__RefHeading___Toc1837_828034436"/>Odborná způsobilost organizace<text:bookmark-end text:name="__RefHeading___Toc1837_828034436"/></text:h>
      <text:p text:style-name="P34">Způsobilost organizace provozující plnicí stanici (asi zase nejen úzce přes vyhl. 21(18)/79 sb., ale nevím jestli se na to vztahuje ještě něco jiného</text:p>
      <text:h text:style-name="P36" text:outline-level="3"><text:bookmark-start text:name="__RefHeading___Toc1839_828034436"/><text:soft-page-break/>Odborná způsobilost obsluhy<text:bookmark-end text:name="__RefHeading___Toc1839_828034436"/></text:h>
      <text:p text:style-name="P34">Viz předchozí, vztaženo konkrétně na obsluhující osoby, pravidelné školení…. </text:p>
      <text:h text:style-name="P36" text:outline-level="3"><text:bookmark-start text:name="__RefHeading___Toc1841_828034436"/>Odborná způsobilost pracovníků pro servis a opravy<text:bookmark-end text:name="__RefHeading___Toc1841_828034436"/></text:h>
      <text:p text:style-name="P34">V podstatě odkaz na 5.1</text:p>
      <text:h text:style-name="P42" text:outline-level="2"><text:bookmark-start text:name="__RefHeading___Toc1755_828034436"/>Technické požadavky<text:bookmark-end text:name="__RefHeading___Toc1755_828034436"/></text:h>
      <text:p text:style-name="P34">Nejspíš servisní doporučení, preventivní výměny…..</text:p>
      <text:h text:style-name="P42" text:outline-level="2"><text:bookmark-start text:name="__RefHeading___Toc832_955209522"/>Kontroly a zkoušky<text:bookmark-end text:name="__RefHeading___Toc832_955209522"/></text:h>
      <text:p text:style-name="P34">Pravidelný dohled, kontroly, provozní deník, provozní zkoušky a revize</text:p>
      <text:h text:style-name="P49" text:outline-level="1"><text:bookmark-start text:name="__RefHeading___Toc840_955209522"/><text:span text:style-name="T3">Citované</text:span> a související předpisy<text:bookmark-end text:name="__RefHeading___Toc840_955209522"/></text:h>
      <text:h text:style-name="P45" text:outline-level="2"><text:bookmark-start text:name="__RefHeading___Toc842_955209522"/>Právní předpisy<text:bookmark-end text:name="__RefHeading___Toc842_955209522"/></text:h>
      <text:h text:style-name="P45" text:outline-level="2"><text:bookmark-start text:name="__RefHeading___Toc1757_828034436"/>Technické normy<text:bookmark-end text:name="__RefHeading___Toc1757_828034436"/></text:h>
      <text:h text:style-name="P45" text:outline-level="2"><text:bookmark-start text:name="__RefHeading___Toc1759_828034436"/>Technická pravidla<text:bookmark-end text:name="__RefHeading___Toc1759_828034436"/></text:h>
      <text:h text:style-name="P45" text:outline-level="2"><text:bookmark-start text:name="__RefHeading___Toc1761_828034436"/>Ostatní odborné texty<text:bookmark-end text:name="__RefHeading___Toc1761_82803443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5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obyčejné" style:font-family-generic="swiss" style:font-pitch="variable"/>
    <style:font-face style:name="Arial3" svg:font-family="Arial" style:font-adornments="tučné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Malgun Gothic" svg:font-family="'Malgun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4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1" fo:font-family="Arial" style:font-style-name="obyčejné" style:font-family-generic="swiss" style:font-pitch="variable" fo:font-size="13pt" style:font-size-asian="10.5pt"/>
    </style:style>
    <style:style style:name="List" style:family="paragraph" style:parent-style-name="Text_20_body" style:class="list">
      <style:text-properties style:font-size-asian="12pt" style:font-name-complex="Arial5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5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 style:writing-mode="page"/>
      <style:text-properties style:font-name="Arial1" fo:font-family="Arial" style:font-style-name="obyčejné" style:font-family-generic="swiss" style:font-pitch="variable" style:font-size-asian="12pt" style:font-name-complex="Arial5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998cm" style:type="center"/>
          <style:tab-stop style:position="17.997cm" style:type="right"/>
        </style:tab-stops>
      </style:paragraph-properties>
      <style:text-properties style:font-name="Arial1" fo:font-family="Arial" style:font-style-name="obyčejné" style:font-family-generic="swiss" style:font-pitch="variable" fo:font-size="13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998cm" style:type="center"/>
          <style:tab-stop style:position="17.99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Arial1" fo:font-family="Arial" style:font-style-name="obyčejné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ul_5f_Normal" style:display-name="Titul_Normal" style:family="paragraph" style:default-outline-level="">
      <style:paragraph-properties fo:text-align="start" style:justify-single-word="false" fo:orphans="2" fo:widows="2" style:writing-mode="lr-tb"/>
      <style:text-properties fo:font-variant="small-caps" style:font-name="Arial2" fo:font-family="Arial" style:font-family-generic="roman" style:font-pitch="variable" fo:font-size="11pt" style:font-name-asian="Malgun Gothic" style:font-family-asian="'Malgun Gothic'" style:font-family-generic-asian="system" style:font-pitch-asian="variable" style:font-size-asian="11pt" style:rfc-language-tag-asian="x-none" style:font-size-complex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Arial3" fo:font-family="Arial" style:font-style-name="tučné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First_20_line_20_indent" style:default-outline-level="1" style:class="text" style:master-page-name="">
      <style:paragraph-properties fo:margin-top="0.3cm" fo:margin-bottom="0.21cm" loext:contextual-spacing="false" style:page-number="auto" fo:break-before="auto" fo:break-after="auto" style:writing-mode="page"/>
      <style:text-properties style:font-name="Arial3" fo:font-family="Arial" style:font-style-name="tučné" style:font-family-generic="swiss" style:font-pitch="variable" fo:font-size="130%" fo:font-weight="bold" officeooo:rsid="00d4b33b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First_20_line_20_indent" style:default-outline-level="2" style:class="text">
      <style:paragraph-properties fo:margin-top="0.353cm" fo:margin-bottom="0.212cm" loext:contextual-spacing="false" style:writing-mode="page"/>
      <style:text-properties style:font-name="Arial3" fo:font-family="Arial" style:font-style-name="tučné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First_20_line_20_indent" style:default-outline-level="3" style:class="text">
      <style:paragraph-properties fo:margin-top="0.247cm" fo:margin-bottom="0.212cm" loext:contextual-spacing="false" style:writing-mode="page"/>
      <style:text-properties style:font-name="Arial3" fo:font-family="Arial" style:font-style-name="tučné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.199cm" fo:margin-bottom="0.199cm" loext:contextual-spacing="false" fo:line-height="110%" fo:text-align="justify" style:justify-single-word="false" fo:text-indent="0.64cm" style:auto-text-indent="false" style:writing-mode="page"/>
      <style:text-properties style:font-size-asian="10.5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4cm" fo:margin-right="0cm" fo:margin-top="0cm" fo:margin-bottom="0cm" loext:contextual-spacing="false" fo:text-indent="0cm" style:auto-text-indent="false" style:writing-mode="page"/>
    </style:style>
    <style:style style:name="Numbering_20_2" style:display-name="Numbering 2" style:family="paragraph" style:parent-style-name="List" style:list-style-name="List_20_1" style:class="list" style:master-page-name="">
      <loext:graphic-properties draw:fill="none" draw:fill-color="#729fcf"/>
      <style:paragraph-properties fo:margin-left="1.199cm" fo:margin-right="0cm" fo:margin-top="0cm" fo:margin-bottom="0cm" loext:contextual-spacing="false" fo:line-height="120%" fo:text-indent="-0.7cm" style:auto-text-indent="false" style:page-number="auto" fo:background-color="transparent" style:writing-mode="page">
        <style:tab-stops/>
      </style:paragraph-properties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.64cm" fo:margin-right="0cm" fo:margin-top="0.199cm" fo:margin-bottom="0.3cm" loext:contextual-spacing="false" fo:orphans="4" fo:widows="4" fo:text-indent="0cm" style:auto-text-indent="false" style:page-number="auto" style:writing-mode="pag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76cm" fo:margin-left="1.401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76cm" fo:margin-left="1.4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76cm" fo:margin-left="1.40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76cm" fo:margin-left="1.40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76cm" fo:margin-left="1.401cm"/>
        </style:list-level-properties>
        <style:text-properties style:font-name="StarSymbol"/>
      </text:list-level-style-bullet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4cm" fo:text-indent="-0.76cm" fo:margin-left="1.401cm"/>
        </style:list-level-properties>
      </text:list-level-style-number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76cm" fo:margin-left="1.401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76cm" fo:margin-left="1.4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76cm" fo:margin-left="1.401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76cm" fo:margin-left="1.401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officeooo:rsid="001639bd" officeooo:paragraph-rsid="001639bd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officeooo:rsid="001639bd" officeooo:paragraph-rsid="001639bd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fo:border="none" fo:padding="0cm" style:shadow="none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cm" fo:margin-left="0cm" fo:margin-right="0cm" fo:margin-bottom="0.3cm" fo:border-top="none" fo:border-bottom="2.01pt solid #000000" fo:border-left="none" fo:border-right="none" fo:padding="0cm" style:shadow="none" fo:background-color="transparent" style:dynamic-spacing="false" draw:fill="none" draw:fill-color="#729fcf"/>
      </style:header-style>
      <style:footer-style>
        <style:header-footer-properties svg:height="1.6cm" fo:margin-left="0cm" fo:margin-right="0cm" fo:margin-top="0.3cm" fo:border-top="2.0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2.499cm" fo:margin-right="1.499cm" fo:border="2.24pt solid #000000" fo:padding="0.049cm" style:shadow="none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MP1"/>
      </style:header-left>
      <style:footer>
        <text:p text:style-name="MP2"><text:page-number text:select-page="current">7</text:page-number></text:p>
      </style:footer>
      <style:footer-left>
        <text:p text:style-name="MP3"><text:page-number text:select-page="current">6</text:page-number></text:p>
      </style:footer-left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7:46:18.563000000</meta:creation-date>
    <dc:date>2017-10-06T11:43:34.266000000</dc:date>
    <meta:editing-duration>PT9H1M43S</meta:editing-duration>
    <meta:editing-cycles>114</meta:editing-cycles>
    <meta:generator>LibreOffice/5.4.1.2$Windows_x86 LibreOffice_project/ea7cb86e6eeb2bf3a5af73a8f7777ac570321527</meta:generator>
    <meta:document-statistic meta:table-count="1" meta:image-count="0" meta:object-count="0" meta:page-count="7" meta:paragraph-count="128" meta:word-count="642" meta:character-count="4376" meta:non-whitespace-character-count="3898"/>
  </office:meta>
</office:document-meta>
</file>